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1in"/>
    </style:style>
    <style:style style:name="co4" style:family="table-column">
      <style:table-column-properties fo:break-before="auto" style:column-width="2.6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Set IB0=0x0f</text:p>
          </table:table-cell>
          <table:table-cell office:value-type="string" calcext:value-type="string" table:number-columns-spanned="1" table:number-rows-spanned="6">
            <text:p>TDA7802-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1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Set IB2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3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4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5=0x00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0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Set IB0=0x0f</text:p>
          </table:table-cell>
          <table:table-cell office:value-type="string" calcext:value-type="string" table:number-columns-spanned="1" table:number-rows-spanned="6">
            <text:p>TDA7802-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1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Set IB2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3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4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5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Set TDM config</text:p>
          </table:table-cell>
          <table:table-cell office:value-type="string" calcext:value-type="string">
            <text:p>TDA7802-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Set TDM config</text:p>
          </table:table-cell>
          <table:table-cell office:value-type="string" calcext:value-type="string">
            <text:p>TDA7802-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B5</text:p>
          </table:table-cell>
          <table:table-cell office:value-type="string" calcext:value-type="string" table:number-columns-spanned="1" table:number-rows-spanned="6">
            <text:p>TDA7802-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IB5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amp enable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B2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IB2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Set IB2=0x1c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B5</text:p>
          </table:table-cell>
          <table:table-cell office:value-type="string" calcext:value-type="string" table:number-columns-spanned="1" table:number-rows-spanned="6">
            <text:p>TDA7802-1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IB5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amp enable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B2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IB2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Set IB2=0x1c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50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table-cell office:value-type="string" calcext:value-type="string" table:number-columns-spanned="1" table:number-rows-spanned="33">
            <text:p>A2B Master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INTSRC=master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TYPE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/>
          <table:table-cell office:value-type="string" calcext:value-type="string">
            <text:p>INTTYPE=0xff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34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Soft rese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34ms</text:p>
          </table:table-cell>
          <table:table-cell/>
          <table:covered-table-cell/>
        </table:table-row>
        <table:table-row table:style-name="ro2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10,0x00,0x09</text:p>
          </table:table-cell>
          <table:table-cell/>
          <table:table-cell office:value-type="string" calcext:value-type="string">
            <text:p>Set interrupt masks: PWREIEN,SLVIRQ,DSCD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EC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INTPND to discovery don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Set RESPCYCS=0x92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NEWSTRCT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PLL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Set TDMMODE to 2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Set DRESPCYC=0x92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INTSRC=master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TYPE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/>
          <table:table-cell office:value-type="string" calcext:value-type="string">
            <text:p>INTTYPE=0xff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34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INTSRC=master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TYPE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INTTYPE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SWCTL to mode 2, ENSW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slave node 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D register base</text:p>
          </table:table-cell>
          <table:table-cell office:value-type="string" calcext:value-type="string" table:number-columns-spanned="1" table:number-rows-spanned="24">
            <text:p>A2B Slave 0 (microphone array)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xAD,0x10,0x21,0x01</text:p>
          </table:table-cell>
          <table:table-cell/>
          <table:table-cell office:value-type="string" calcext:value-type="string">
            <text:p>Read ID registers of slave node 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CDN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LDNSLOTS to 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Set LUPSLOTS to 3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Set DNSLOTS to 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UPSLOTS to 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I2CCFG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I2SGCFG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Enable RX0/RX1 channel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I2SRAT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SYNCOFFSET to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et PDM0/PDM0SLOTS/PDM1 bits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error managem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register 0x49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all GPIOs low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out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in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s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 inversion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pin drive strength to high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,0x00</text:p>
          </table:table-cell>
          <table:table-cell/>
          <table:table-cell office:value-type="string" calcext:value-type="string">
            <text:p>Set interrupt masks: PWRE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EC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table-cell office:value-type="string" calcext:value-type="string" table:number-columns-spanned="1" table:number-rows-spanned="2">
            <text:p>A2B Master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3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slave node 0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table-cell office:value-type="string" calcext:value-type="string" table:number-columns-spanned="1" table:number-rows-spanned="5">
            <text:p>A2B Slave 0 (microphone array)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MSK0,INTMSK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10,0x00</text:p>
          </table:table-cell>
          <table:table-cell/>
          <table:table-cell office:value-type="string" calcext:value-type="string">
            <text:p>Interrupt mask: PWRE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,0x00</text:p>
          </table:table-cell>
          <table:table-cell/>
          <table:table-cell office:value-type="string" calcext:value-type="string">
            <text:p>Set interrupt masks: PWRE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Set DRESPCYC=0x90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table-cell office:value-type="string" calcext:value-type="string" table:number-columns-spanned="1" table:number-rows-spanned="5">
            <text:p>A2B Master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INTSRC=master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TYPE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INTTYPE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slave node 0</text:p>
          </table:table-cell>
          <table:covered-table-cell/>
        </table:table-row>
        <table:table-row table:style-name="ro3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SWCTL to mode 2, ENSW</text:p>
          </table:table-cell>
          <table:table-cell office:value-type="string" calcext:value-type="string">
            <text:p>A2B Slave 0 (microphone array)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D register base</text:p>
          </table:table-cell>
          <table:table-cell office:value-type="string" calcext:value-type="string" table:number-columns-spanned="1" table:number-rows-spanned="2">
            <text:p>A2B Slave 1 (amp)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xAD,0x10,0x21,0x01</text:p>
          </table:table-cell>
          <table:table-cell/>
          <table:table-cell office:value-type="string" calcext:value-type="string">
            <text:p>Read ID registers of slave node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Set address to EEPROM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Query EEPROM</text:p>
          </table:table-cell>
          <table:table-cell office:value-type="string" calcext:value-type="string" table:number-columns-spanned="1" table:number-rows-spanned="2">
            <text:p>EEPROM</text:p>
          </table:table-cell>
        </table:table-row>
        <table:table-row table:style-name="ro4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x00,0x54,0x46,0x05,0x00,0x00,0x00,0x62</text:p>
          </table:table-cell>
          <table:table-cell/>
          <table:table-cell office:value-type="string" calcext:value-type="string">
            <text:p>Read 8 bytes from EEPROM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CDNSLOTS</text:p>
          </table:table-cell>
          <table:table-cell office:value-type="string" calcext:value-type="string" table:number-columns-spanned="1" table:number-rows-spanned="22">
            <text:p>A2B Slave 1 (amp)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Set LDNSLOTS to 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LUPSLOTS to 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DNSLOTS to 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UPSLOTS to 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I2CCFG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TDMMODE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Enable TX0/TX1 channel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2SRATE to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SYNCOFFSET to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Enable HPF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error managem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register 0x49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all GPIOs low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out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in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s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 inversion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pin drive strength to high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,0x00</text:p>
          </table:table-cell>
          <table:table-cell/>
          <table:table-cell office:value-type="string" calcext:value-type="string">
            <text:p>Disable all interrup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EC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table-cell office:value-type="string" calcext:value-type="string" table:number-columns-spanned="1" table:number-rows-spanned="7">
            <text:p>A2B Master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34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3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GPIOEN</text:p>
          </table:table-cell>
          <table:table-cell office:value-type="string" calcext:value-type="string" table:number-columns-spanned="1" table:number-rows-spanned="7">
            <text:p>A2B Slave 1 (amp)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GPIOEN returns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Enable IO5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GPIOOEN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GPIOOEN returns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Enable IO2,IO6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4,0x40</text:p>
          </table:table-cell>
          <table:table-cell/>
          <table:table-cell office:value-type="string" calcext:value-type="string">
            <text:p>Set IO1,IO2 high and clear IO6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00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Set address to GPIO expander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Set IO2,IO4 of amp GPIO expander high</text:p>
          </table:table-cell>
          <table:table-cell office:value-type="string" calcext:value-type="string" table:number-columns-spanned="1" table:number-rows-spanned="2">
            <text:p>GPIO Expander</text:p>
          </table:table-cell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Set control register of GPIO expander at amp nod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table-cell office:value-type="string" calcext:value-type="string" table:number-columns-spanned="1" table:number-rows-spanned="32">
            <text:p>A2B Slave 1 (amp)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4,0x00</text:p>
          </table:table-cell>
          <table:table-cell/>
          <table:table-cell office:value-type="string" calcext:value-type="string">
            <text:p>Enable inputs on IO2,IO6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00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Set address to GPIO expander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Set IO1,IO2,IO4 of amp GPIO expander high</text:p>
          </table:table-cell>
          <table:table-cell office:value-type="string" calcext:value-type="string">
            <text:p>GPIO Expand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4,0x00</text:p>
          </table:table-cell>
          <table:table-cell/>
          <table:table-cell office:value-type="string" calcext:value-type="string">
            <text:p>Enable inputs on IO2,IO6</text:p>
          </table:table-cell>
          <table:table-cell office:value-type="string" calcext:value-type="string" table:number-columns-spanned="1" table:number-rows-spanned="57">
            <text:p>A2B Slave 1 (amp)</text:p>
          </table:table-cell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5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Set address to TDA7802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f</text:p>
          </table:table-cell>
          <table:table-cell/>
          <table:table-cell table:style-name="ce4" office:value-type="string" calcext:value-type="string" table:number-columns-spanned="1" table:number-rows-spanned="6">
            <text:p>Configure TDA7802 registers</text:p>
          </table:table-cell>
          <table:table-cell office:value-type="string" calcext:value-type="string" table:number-columns-spanned="1" table:number-rows-spanned="6">
            <text:p>TDA7802-2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9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Set address to FDA2100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 table:number-columns-spanned="1" table:number-rows-spanned="15">
            <text:p>Configure FDA2100 registers</text:p>
          </table:table-cell>
          <table:table-cell office:value-type="string" calcext:value-type="string" table:number-columns-spanned="1" table:number-rows-spanned="15">
            <text:p>FDA210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7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f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t SWCTL register on slave node 1</text:p>
          </table:table-cell>
          <table:table-cell office:value-type="string" calcext:value-type="string" table:number-columns-spanned="1" table:number-rows-spanned="2">
            <text:p>A2B Slave 1 (amp)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master node</text:p>
          </table:table-cell>
          <table:table-cell office:value-type="string" calcext:value-type="string" table:number-columns-spanned="1" table:number-rows-spanned="51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Set DNSLOTS to 8 for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Set UPSLOTS to 3 for mic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master nod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out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in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s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 inversion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pin drive strength to high</text:p>
          </table:table-cell>
          <table:covered-table-cell/>
        </table:table-row>
        <table:table-row table:style-name="ro4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10,0x00,0x09</text:p>
          </table:table-cell>
          <table:table-cell/>
          <table:table-cell office:value-type="string" calcext:value-type="string">
            <text:p>Set interrupt masks: PWREIEN, SLVIRQEN, DSCD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EC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Set upstream/downstream data enabl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NEWSTRCT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End discovery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 table:number-rows-repeated="10482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21:00:17.569043827</meta:creation-date>
    <dc:date>2021-08-15T00:37:06.724311646</dc:date>
    <meta:editing-duration>PT40M16S</meta:editing-duration>
    <meta:editing-cycles>11</meta:editing-cycles>
    <meta:generator>LibreOffice/7.1.4.2$Linux_X86_64 LibreOffice_project/10$Build-2</meta:generator>
    <meta:document-statistic meta:table-count="1" meta:cell-count="1730" meta:object-count="0"/>
  </office:meta>
</office:document-meta>
</file>